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-4.088095665" calcext:value-type="float">
            <text:p>-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70056152" calcext:value-type="float">
            <text:p>45,70056152</text:p>
          </table:table-cell>
          <table:table-cell office:value-type="float" office:value="8.346736941E-027" calcext:value-type="float">
            <text:p>8,35E-027</text:p>
          </table:table-cell>
          <table:table-cell office:value-type="float" office:value="4.08928299" calcext:value-type="float">
            <text:p>4,08928299</text:p>
          </table:table-cell>
          <table:table-cell table:style-name="ce2" table:formula="of:=ABS(SUM([.E2:.E3])/[.E2])" office:value-type="float" office:value="0.000290434739618568" calcext:value-type="float">
            <text:p>0,00029043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62" calcext:value-type="float">
            <text:p>68062</text:p>
          </table:table-cell>
          <table:table-cell office:value-type="float" office:value="51.00399017" calcext:value-type="float">
            <text:p>51,00399017</text:p>
          </table:table-cell>
          <table:table-cell office:value-type="float" office:value="7.553961988E-021" calcext:value-type="float">
            <text:p>7,55E-021</text:p>
          </table:table-cell>
          <table:table-cell office:value-type="float" office:value="-2.886061192" calcext:value-type="float">
            <text:p>-2,88606119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62" calcext:value-type="float">
            <text:p>68062</text:p>
          </table:table-cell>
          <table:table-cell office:value-type="float" office:value="51.02153015" calcext:value-type="float">
            <text:p>51,02153015</text:p>
          </table:table-cell>
          <table:table-cell office:value-type="float" office:value="2.542747145E-021" calcext:value-type="float">
            <text:p>2,54E-021</text:p>
          </table:table-cell>
          <table:table-cell office:value-type="float" office:value="2.887966394" calcext:value-type="float">
            <text:p>2,887966394</text:p>
          </table:table-cell>
          <table:table-cell table:formula="of:=ABS(SUM([.E4:.E5])/[.E4])" office:value-type="float" office:value="0.00066013915619018" calcext:value-type="float">
            <text:p>0,00066013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51.89719391" calcext:value-type="float">
            <text:p>51,89719391</text:p>
          </table:table-cell>
          <table:table-cell office:value-type="float" office:value="1.998533045E-017" calcext:value-type="float">
            <text:p>2,00E-017</text:p>
          </table:table-cell>
          <table:table-cell office:value-type="float" office:value="-2.343283892" calcext:value-type="float">
            <text:p>-2,34328389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51.80092239" calcext:value-type="float">
            <text:p>51,80092239</text:p>
          </table:table-cell>
          <table:table-cell office:value-type="float" office:value="2.572221347E-017" calcext:value-type="float">
            <text:p>2,57E-017</text:p>
          </table:table-cell>
          <table:table-cell office:value-type="float" office:value="2.346482754" calcext:value-type="float">
            <text:p>2,346482754</text:p>
          </table:table-cell>
          <table:table-cell table:style-name="ce3" table:formula="of:=ABS(SUM([.E6:.E7])/[.E6])" office:value-type="float" office:value="0.00136511927168579" calcext:value-type="float">
            <text:p>0,001365119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07" calcext:value-type="float">
            <text:p>68507</text:p>
          </table:table-cell>
          <table:table-cell office:value-type="float" office:value="52.05710983" calcext:value-type="float">
            <text:p>52,05710983</text:p>
          </table:table-cell>
          <table:table-cell office:value-type="float" office:value="3.133249411E-015" calcext:value-type="float">
            <text:p>3,13E-015</text:p>
          </table:table-cell>
          <table:table-cell office:value-type="float" office:value="-2.00971365" calcext:value-type="float">
            <text:p>-2,0097136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07" calcext:value-type="float">
            <text:p>68507</text:p>
          </table:table-cell>
          <table:table-cell office:value-type="float" office:value="51.83945084" calcext:value-type="float">
            <text:p>51,83945084</text:p>
          </table:table-cell>
          <table:table-cell office:value-type="float" office:value="2.740514114E-015" calcext:value-type="float">
            <text:p>2,74E-015</text:p>
          </table:table-cell>
          <table:table-cell office:value-type="float" office:value="2.011553764" calcext:value-type="float">
            <text:p>2,011553764</text:p>
          </table:table-cell>
          <table:table-cell table:style-name="ce3" table:formula="of:=ABS(SUM([.E8:.E9])/[.E8])" office:value-type="float" office:value="0.000915610042256381" calcext:value-type="float">
            <text:p>0,000915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892" calcext:value-type="float">
            <text:p>68892</text:p>
          </table:table-cell>
          <table:table-cell office:value-type="float" office:value="51.94090271" calcext:value-type="float">
            <text:p>51,94090271</text:p>
          </table:table-cell>
          <table:table-cell office:value-type="float" office:value="0.00000000000004026512739" calcext:value-type="float">
            <text:p>4,03E-014</text:p>
          </table:table-cell>
          <table:table-cell office:value-type="float" office:value="-1.776669979" calcext:value-type="float">
            <text:p>-1,77666997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892" calcext:value-type="float">
            <text:p>68892</text:p>
          </table:table-cell>
          <table:table-cell office:value-type="float" office:value="51.90439224" calcext:value-type="float">
            <text:p>51,90439224</text:p>
          </table:table-cell>
          <table:table-cell office:value-type="float" office:value="0.00000000000003840714706" calcext:value-type="float">
            <text:p>3,84E-014</text:p>
          </table:table-cell>
          <table:table-cell office:value-type="float" office:value="1.777530313" calcext:value-type="float">
            <text:p>1,777530313</text:p>
          </table:table-cell>
          <table:table-cell table:style-name="ce3" table:formula="of:=ABS(SUM([.E10:.E11])/[.E10])" office:value-type="float" office:value="0.000484239622534976" calcext:value-type="float">
            <text:p>0,000484239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27" calcext:value-type="float">
            <text:p>69227</text:p>
          </table:table-cell>
          <table:table-cell office:value-type="float" office:value="51.95215225" calcext:value-type="float">
            <text:p>51,95215225</text:p>
          </table:table-cell>
          <table:table-cell office:value-type="float" office:value="0.000000000001027316361" calcext:value-type="float">
            <text:p>1,03E-012</text:p>
          </table:table-cell>
          <table:table-cell office:value-type="float" office:value="-1.601587057" calcext:value-type="float">
            <text:p>-1,60158705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227" calcext:value-type="float">
            <text:p>69227</text:p>
          </table:table-cell>
          <table:table-cell office:value-type="float" office:value="51.96692657" calcext:value-type="float">
            <text:p>51,96692657</text:p>
          </table:table-cell>
          <table:table-cell office:value-type="float" office:value="0.000000000001401402865" calcext:value-type="float">
            <text:p>1,40E-012</text:p>
          </table:table-cell>
          <table:table-cell office:value-type="float" office:value="1.601774812" calcext:value-type="float">
            <text:p>1,601774812</text:p>
          </table:table-cell>
          <table:table-cell table:formula="of:=ABS(SUM([.E12:.E13])/[.E12])" office:value-type="float" office:value="0.000117230592729365" calcext:value-type="float">
            <text:p>0,00011723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24" calcext:value-type="float">
            <text:p>69324</text:p>
          </table:table-cell>
          <table:table-cell office:value-type="float" office:value="51.998909" calcext:value-type="float">
            <text:p>51,998909</text:p>
          </table:table-cell>
          <table:table-cell office:value-type="float" office:value="0.000000000001460275802" calcext:value-type="float">
            <text:p>1,46E-012</text:p>
          </table:table-cell>
          <table:table-cell office:value-type="float" office:value="-1.462054491" calcext:value-type="float">
            <text:p>-1,46205449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24" calcext:value-type="float">
            <text:p>69324</text:p>
          </table:table-cell>
          <table:table-cell office:value-type="float" office:value="52.00102234" calcext:value-type="float">
            <text:p>52,00102234</text:p>
          </table:table-cell>
          <table:table-cell office:value-type="float" office:value="0.000000000001651453822" calcext:value-type="float">
            <text:p>1,65E-012</text:p>
          </table:table-cell>
          <table:table-cell office:value-type="float" office:value="1.462075472" calcext:value-type="float">
            <text:p>1,462075472</text:p>
          </table:table-cell>
          <table:table-cell table:formula="of:=ABS(SUM([.E14:.E15])/[.E14])" office:value-type="float" office:value="0.0000143503543330185" calcext:value-type="float">
            <text:p>1,43503543330185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326" calcext:value-type="float">
            <text:p>69326</text:p>
          </table:table-cell>
          <table:table-cell office:value-type="float" office:value="52.02273941" calcext:value-type="float">
            <text:p>52,02273941</text:p>
          </table:table-cell>
          <table:table-cell office:value-type="float" office:value="0.000000000001406605518" calcext:value-type="float">
            <text:p>1,41E-012</text:p>
          </table:table-cell>
          <table:table-cell office:value-type="float" office:value="-1.347340822" calcext:value-type="float">
            <text:p>-1,34734082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326" calcext:value-type="float">
            <text:p>69326</text:p>
          </table:table-cell>
          <table:table-cell office:value-type="float" office:value="52.11274338" calcext:value-type="float">
            <text:p>52,11274338</text:p>
          </table:table-cell>
          <table:table-cell office:value-type="float" office:value="0.0000000002869440796" calcext:value-type="float">
            <text:p>2,87E-010</text:p>
          </table:table-cell>
          <table:table-cell office:value-type="float" office:value="1.347871661" calcext:value-type="float">
            <text:p>1,347871661</text:p>
          </table:table-cell>
          <table:table-cell table:formula="of:=ABS(SUM([.E16:.E17])/[.E16])" office:value-type="float" office:value="0.000393990140677309" calcext:value-type="float">
            <text:p>0,00039399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79" calcext:value-type="float">
            <text:p>69579</text:p>
          </table:table-cell>
          <table:table-cell office:value-type="float" office:value="52.0749054" calcext:value-type="float">
            <text:p>52,0749054</text:p>
          </table:table-cell>
          <table:table-cell office:value-type="float" office:value="0.0000000001778018982" calcext:value-type="float">
            <text:p>1,78E-010</text:p>
          </table:table-cell>
          <table:table-cell office:value-type="float" office:value="-1.250547886" calcext:value-type="float">
            <text:p>-1,25054788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79" calcext:value-type="float">
            <text:p>69579</text:p>
          </table:table-cell>
          <table:table-cell office:value-type="float" office:value="52.20211029" calcext:value-type="float">
            <text:p>52,20211029</text:p>
          </table:table-cell>
          <table:table-cell office:value-type="float" office:value="0.0000000002278520567" calcext:value-type="float">
            <text:p>2,28E-010</text:p>
          </table:table-cell>
          <table:table-cell office:value-type="float" office:value="1.251243234" calcext:value-type="float">
            <text:p>1,251243234</text:p>
          </table:table-cell>
          <table:table-cell table:style-name="ce3" table:formula="of:=ABS(SUM([.E18:.E19])/[.E18])" office:value-type="float" office:value="0.000556034685104268" calcext:value-type="float">
            <text:p>0,000556034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917" calcext:value-type="float">
            <text:p>69917</text:p>
          </table:table-cell>
          <table:table-cell office:value-type="float" office:value="52.20508194" calcext:value-type="float">
            <text:p>52,20508194</text:p>
          </table:table-cell>
          <table:table-cell office:value-type="float" office:value="0.000000002849058767" calcext:value-type="float">
            <text:p>2,85E-009</text:p>
          </table:table-cell>
          <table:table-cell office:value-type="float" office:value="-1.167748451" calcext:value-type="float">
            <text:p>-1,16774845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917" calcext:value-type="float">
            <text:p>69917</text:p>
          </table:table-cell>
          <table:table-cell office:value-type="float" office:value="52.35054398" calcext:value-type="float">
            <text:p>52,35054398</text:p>
          </table:table-cell>
          <table:table-cell office:value-type="float" office:value="0.000000005643983947" calcext:value-type="float">
            <text:p>5,64E-009</text:p>
          </table:table-cell>
          <table:table-cell office:value-type="float" office:value="1.168198228" calcext:value-type="float">
            <text:p>1,168198228</text:p>
          </table:table-cell>
          <table:table-cell table:style-name="ce3" table:formula="of:=ABS(SUM([.E20:.E21])/[.E20])" office:value-type="float" office:value="0.000385166000104624" calcext:value-type="float">
            <text:p>0,0003851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076" calcext:value-type="float">
            <text:p>70076</text:p>
          </table:table-cell>
          <table:table-cell office:value-type="float" office:value="52.35316086" calcext:value-type="float">
            <text:p>52,35316086</text:p>
          </table:table-cell>
          <table:table-cell office:value-type="float" office:value="0.000000009276203805" calcext:value-type="float">
            <text:p>9,28E-009</text:p>
          </table:table-cell>
          <table:table-cell office:value-type="float" office:value="1.094833255" calcext:value-type="float">
            <text:p>1,09483325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518231460523448" calcext:value-type="float">
            <text:p>0,0005182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4:26.8976615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5:12.709098706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